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tarSymbol" svg:font-family="Star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Thorndale" svg:font-family="Thorndale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G Mincho Light J" svg:font-family="'HG Mincho Light J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Calibri" fo:font-size="4pt" fo:font-weight="bold" style:font-size-asian="4pt" style:font-weight-asian="bold" style:font-size-complex="4pt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.0693in" fo:margin-bottom="0.0555in" fo:text-align="center" style:justify-single-word="false"/>
    </style:style>
    <style:style style:name="P5" style:family="paragraph" style:parent-style-name="Text_20_body">
      <style:paragraph-properties fo:margin-top="0in" fo:margin-bottom="0.028in"/>
      <style:text-properties style:font-name="Cambria" fo:font-size="4pt" style:font-size-asian="4pt" style:font-size-complex="10pt"/>
    </style:style>
    <style:style style:name="P6" style:family="paragraph" style:parent-style-name="Text_20_body" style:list-style-name="L3">
      <style:paragraph-properties fo:margin-top="0in" fo:margin-bottom="0.028in"/>
    </style:style>
    <style:style style:name="P7" style:family="paragraph" style:parent-style-name="Text_20_body" style:list-style-name="L4">
      <style:paragraph-properties fo:margin-top="0in" fo:margin-bottom="0.028in"/>
    </style:style>
    <style:style style:name="P8" style:family="paragraph" style:parent-style-name="Text_20_body" style:list-style-name="L5">
      <style:paragraph-properties fo:margin-top="0in" fo:margin-bottom="0.028in"/>
    </style:style>
    <style:style style:name="P9" style:family="paragraph" style:parent-style-name="Text_20_body" style:list-style-name="L6">
      <style:paragraph-properties fo:margin-top="0in" fo:margin-bottom="0.028in"/>
    </style:style>
    <style:style style:name="P10" style:family="paragraph" style:parent-style-name="Text_20_body" style:list-style-name="L7">
      <style:paragraph-properties fo:margin-top="0in" fo:margin-bottom="0.028in"/>
    </style:style>
    <style:style style:name="P11" style:family="paragraph" style:parent-style-name="Text_20_body">
      <style:paragraph-properties fo:margin-top="0in" fo:margin-bottom="0.0417in"/>
    </style:style>
    <style:style style:name="P12" style:family="paragraph" style:parent-style-name="Text_20_body" style:list-style-name="L1">
      <style:paragraph-properties fo:margin-top="0in" fo:margin-bottom="0.0417in"/>
    </style:style>
    <style:style style:name="P13" style:family="paragraph" style:parent-style-name="Text_20_body" style:list-style-name="L2">
      <style:paragraph-properties fo:margin-top="0in" fo:margin-bottom="0.0417in"/>
    </style:style>
    <style:style style:name="P14" style:family="paragraph" style:parent-style-name="Text_20_body" style:list-style-name="L8">
      <style:paragraph-properties fo:margin-top="0in" fo:margin-bottom="0.0417in">
        <style:tab-stops>
          <style:tab-stop style:position="0.25in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name-complex="Calibri1" style:font-size-complex="11pt"/>
    </style:style>
    <style:style style:name="T3" style:family="text">
      <style:text-properties style:font-name="Calibri" fo:font-size="9pt" style:font-size-asian="9pt" style:font-name-complex="Calibri1" style:font-size-complex="9pt"/>
    </style:style>
    <style:style style:name="T4" style:family="text">
      <style:text-properties style:font-name="Calibri" fo:font-size="13pt" fo:font-weight="bold" style:font-size-asian="13pt" style:font-weight-asian="bold"/>
    </style:style>
    <style:style style:name="T5" style:family="text">
      <style:text-properties style:font-name="Calibri" fo:font-size="13pt" style:font-size-asian="13pt"/>
    </style:style>
    <style:style style:name="T6" style:family="text">
      <style:text-properties style:font-name="Calibri" fo:font-size="13pt" style:font-size-asian="13pt" style:font-size-complex="10pt"/>
    </style:style>
    <style:style style:name="T7" style:family="text">
      <style:text-properties style:font-name="Calibri" fo:font-size="13pt" fo:font-style="italic" style:font-size-asian="13pt" style:font-style-asian="italic" style:font-size-complex="10pt"/>
    </style:style>
    <style:style style:name="T8" style:family="text">
      <style:text-properties style:font-name="Calibri" fo:font-size="14pt" fo:font-weight="bold" style:font-size-asian="14pt" style:font-weight-asian="bold" style:font-size-complex="14pt"/>
    </style:style>
    <style:style style:name="T9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10" style:family="text">
      <style:text-properties style:font-name="Calibri" fo:font-size="14pt" fo:font-weight="bold" style:font-size-asian="14pt" style:font-weight-asian="bold" style:font-size-complex="10pt"/>
    </style:style>
    <style:style style:name="T11" style:family="text">
      <style:text-properties style:font-name="Calibri" fo:font-size="14pt" style:font-size-asian="14pt" style:font-name-complex="Calibri1" style:font-size-complex="14pt"/>
    </style:style>
    <style:style style:name="T12" style:family="text">
      <style:text-properties style:font-name="Calibri" fo:font-style="italic" style:font-style-asian="italic"/>
    </style:style>
    <style:style style:name="T13" style:family="text">
      <style:text-properties style:font-name="Calibri" fo:font-style="italic" style:font-style-asian="italic" style:font-size-complex="11pt"/>
    </style:style>
    <style:style style:name="T14" style:family="text">
      <style:text-properties style:font-name="Calibri" fo:font-weight="bold" style:font-weight-asian="bold" style:font-size-complex="10pt"/>
    </style:style>
    <style:style style:name="T15" style:family="text">
      <style:text-properties style:font-name="Calibri" style:font-size-complex="10pt"/>
    </style:style>
    <style:style style:name="T16" style:family="text">
      <style:text-properties fo:font-variant="small-caps" style:font-name="Calibri" fo:font-size="25pt" fo:font-weight="bold" style:font-size-asian="25pt" style:font-weight-asian="bold" style:font-name-complex="Calibri1" style:font-size-complex="25pt"/>
    </style:style>
    <style:style style:name="T17" style:family="text">
      <style:text-properties fo:text-transform="uppercase" style:font-name="Calibri" fo:font-size="14pt" fo:font-weight="bold" style:font-size-asian="14pt" style:font-weight-asian="bold" style:font-size-complex="14pt"/>
    </style:style>
    <style:style style:name="T18" style:family="text">
      <style:text-properties style:font-name="Cambria" fo:font-size="11pt" style:font-size-asian="11pt"/>
    </style:style>
    <style:style style:name="T19" style:family="text">
      <style:text-properties style:font-name="Cambria" fo:font-size="11pt" style:font-size-asian="11pt" style:font-size-complex="10pt"/>
    </style:style>
    <style:style style:name="T20" style:family="text">
      <style:text-properties style:font-name="Cambria" fo:font-size="11pt" style:font-size-asian="11pt" style:font-size-complex="10pt" style:font-style-complex="normal"/>
    </style:style>
    <style:style style:name="T21" style:family="text">
      <style:text-properties style:font-name="Cambria" fo:font-size="11pt" fo:font-style="normal" style:font-size-asian="11pt" style:font-style-asian="normal" style:font-size-complex="10pt"/>
    </style:style>
    <style:style style:name="Sect1" style:family="section">
      <style:section-properties fo:margin-left="-0.6417in" fo:margin-right="-0.7146in" style:editable="false">
        <style:columns fo:column-count="3">
          <style:column style:rel-width="23355*" fo:start-indent="0in" fo:end-indent="0.0047in"/>
          <style:column style:rel-width="18251*" fo:start-indent="0.0047in" fo:end-indent="0.0047in"/>
          <style:column style:rel-width="23792*" fo:start-indent="0.004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fo:margin-left="-0.6728in" fo:margin-right="-0.6937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8in" fo:text-indent="-0.25in" fo:margin-left="2.5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098in" fo:text-indent="-0.25in" fo:margin-left="2.8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8in" fo:text-indent="-0.25in" fo:margin-left="2.5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098in" fo:text-indent="-0.25in" fo:margin-left="2.8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8in" fo:text-indent="-0.25in" fo:margin-left="2.5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098in" fo:text-indent="-0.25in" fo:margin-left="2.8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8in" fo:text-indent="-0.25in" fo:margin-left="2.5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098in" fo:text-indent="-0.25in" fo:margin-left="2.8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8in" fo:text-indent="-0.25in" fo:margin-left="2.5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098in" fo:text-indent="-0.25in" fo:margin-left="2.8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8in" fo:text-indent="-0.25in" fo:margin-left="2.5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098in" fo:text-indent="-0.25in" fo:margin-left="2.8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"><text:span text:style-name="T2">dnfehrenbach@gmail.com </text:span></text:p>
        <text:p text:style-name="P1"><text:span text:style-name="T2">http://dnfehrenbach.com</text:span></text:p>
        <text:p text:style-name="P1"><text:span text:style-name="T16">Daniel Fehrenbach</text:span></text:p>
        <text:p text:style-name="P1"><text:span text:style-name="T2">(773) 414-5630</text:span></text:p>
        <text:p text:style-name="P1"><text:span text:style-name="T3">1514 W. Bryn Mawr #2B, Chicago IL 60640</text:span></text:p>
      </text:section>
      <text:section text:style-name="Sect2" text:name="Section1">
        <text:p text:style-name="P4"><text:span text:style-name="T17">Education </text:span></text:p>
      </text:section>
      <text:section text:style-name="Sect3" text:name="Section2">
        <text:p text:style-name="Text_20_body"><text:span text:style-name="T4">University of Michigan School of Information - </text:span><text:span text:style-name="T6">Master of Science in Information, May 2010</text:span></text:p>
        <text:list xml:id="list42450024" text:style-name="L2">
          <text:list-item>
            <text:p text:style-name="P13"><text:span text:style-name="T19">Tailored Specialization focusing on Organizational Data and Knowledge Management</text:span></text:p>
          </text:list-item>
          <text:list-item>
            <text:p text:style-name="P13"><text:span text:style-name="T19">Coursework Includes : <text:s/>Data Manipulation - Exploratory Data Analysis - Database Application Design - Information Architecture - Organization of Information Resources - Human Information Retrieval - Statistics - Usability Testing</text:span></text:p>
          </text:list-item>
          <text:list-item>
            <text:p text:style-name="P13"><text:span text:style-name="T19">GPA 7.7/8.0</text:span></text:p>
          </text:list-item>
        </text:list>
        <text:p text:style-name="Text_20_body"><text:span text:style-name="T4">Washington University in St. Louis - </text:span><text:span text:style-name="T7">Cum Laude</text:span><text:span text:style-name="T6"> Bachelor of Arts, May 2005</text:span></text:p>
        <text:list xml:id="list42434591" text:style-name="L1">
          <text:list-item>
            <text:p text:style-name="P3"><text:span text:style-name="T19">Major: History</text:span></text:p>
          </text:list-item>
          <text:list-item>
            <text:p text:style-name="P12"><text:span text:style-name="T19">Studied Abroad at Kings College, London, Spring 2004</text:span></text:p>
          </text:list-item>
          <text:list-item>
            <text:p text:style-name="P12"><text:span text:style-name="Emphasis"><text:span text:style-name="T21">Honors Thesis Title: </text:span></text:span><text:span text:style-name="Emphasis"><text:span text:style-name="T20">Surveys of Control: Collaboration and Complication in the 18th and 19th Century Surveys of India</text:span></text:span></text:p>
            <text:list>
              <text:list-item>
                <text:p text:style-name="P12"><text:span text:style-name="T19">Awarded Best Undergraduate Essay, South Asian Paper Series: Spring 2005</text:span></text:p>
              </text:list-item>
            </text:list>
          </text:list-item>
        </text:list>
        <text:p text:style-name="P4"><text:span text:style-name="T8">EXPERIENCE</text:span></text:p>
        <text:p text:style-name="Text_20_body"><text:span text:style-name="T4">Center for Neighborhood Technology </text:span><text:span text:style-name="T5">- CNTEnergy - Chicago, IL</text:span></text:p>
        <text:p text:style-name="Text_20_body"><text:span text:style-name="T13">Data Analyst, July 2010 to Present</text:span></text:p>
        <text:list xml:id="list42434816" text:style-name="L3">
          <text:list-item>
            <text:p text:style-name="P6"><text:span text:style-name="T19">Rapidly develop scalable and robust transformation and transfer tools for critical and sensitive data sources</text:span></text:p>
          </text:list-item>
          <text:list-item>
            <text:p text:style-name="P6"><text:span text:style-name="T19">Perform rigorous statistical analysis and create usable visualizations to inform clients, funders and regulatory bodies</text:span></text:p>
          </text:list-item>
          <text:list-item>
            <text:p text:style-name="P6"><text:span text:style-name="T19">Design, develop and maintain organization’s first online data collection application on Amazon EC2 server instance</text:span></text:p>
          </text:list-item>
        </text:list>
        <text:p text:style-name="P2"/>
        <text:p text:style-name="Text_20_body"><text:span text:style-name="T4">Center for Economic Progress</text:span><text:span text:style-name="T5"> - National Community Tax Coalition - Chicago, IL</text:span></text:p>
        <text:p text:style-name="Text_20_body"><text:span text:style-name="T13">National Survey Intern, Summer 2009</text:span></text:p>
        <text:list xml:id="list42445823" text:style-name="L4">
          <text:list-item>
            <text:p text:style-name="P7"><text:span text:style-name="T19">Planned and executed nationwide survey of free tax preparing organizations, reached 160% of survey response goal</text:span></text:p>
          </text:list-item>
          <text:list-item>
            <text:p text:style-name="P7"><text:span text:style-name="T19">Managed and improved process for sanitization, description, error correction, reporting and archiving of survey data</text:span></text:p>
          </text:list-item>
        </text:list>
        <text:p text:style-name="P5"/>
        <text:p text:style-name="Text_20_body"><text:span text:style-name="T4">American Planning Association</text:span><text:span text:style-name="T5"> - APA Library - Chicago, IL</text:span></text:p>
        <text:p text:style-name="Text_20_body"><text:span text:style-name="T13">Library Intern, Summer 2009</text:span></text:p>
        <text:list xml:id="list42446978" text:style-name="L5">
          <text:list-item>
            <text:p text:style-name="P8"><text:span text:style-name="T19">Catalogued and abstracted 3 years of professional and research periodicals from 4000+ volume specialized library</text:span></text:p>
          </text:list-item>
          <text:list-item>
            <text:p text:style-name="P8"><text:span text:style-name="T19">Created Java application to analyze the text of APA advisory service documents, discovering frequently used web resources, output used by supervisor to justify continued subscription to municipal code databases</text:span></text:p>
          </text:list-item>
        </text:list>
        <text:p text:style-name="P5"/>
        <text:p text:style-name="Text_20_body"><text:span text:style-name="T4">University of Michigan - </text:span><text:span text:style-name="T5">Hatcher Graduate Library - Ann Arbor, MI</text:span></text:p>
        <text:p text:style-name="Text_20_body"><text:span text:style-name="T13">Reference Staff, 2008-2010</text:span></text:p>
        <text:list xml:id="list42463516" text:style-name="L6">
          <text:list-item>
            <text:p text:style-name="P9"><text:span text:style-name="T19">Staffed central reference desk at university’s largest research library, answering in-person, phone and IM queries</text:span></text:p>
          </text:list-item>
          <text:list-item>
            <text:p text:style-name="P9"><text:span text:style-name="T19">Interacted with library users to determine specific information needs, quickly matched needs to relevant resources</text:span></text:p>
          </text:list-item>
          <text:list-item>
            <text:p text:style-name="P9"><text:span text:style-name="T19">Trained on library search tools, third-party research databases and library professional practices</text:span></text:p>
          </text:list-item>
        </text:list>
        <text:p text:style-name="P5"/>
        <text:p text:style-name="Text_20_body"><text:span text:style-name="T4">FastWeb.com</text:span><text:span text:style-name="T5"> - Scholarship search and matching website -</text:span><text:span text:style-name="T4"> </text:span><text:span text:style-name="T5">Chicago, IL </text:span></text:p>
        <text:p text:style-name="Text_20_body"><text:span text:style-name="T12">Research Associate, 2006-2008</text:span><text:span text:style-name="T1"> </text:span></text:p>
        <text:list xml:id="list42443747" text:style-name="L7">
          <text:list-item>
            <text:p text:style-name="P10"><text:span text:style-name="T18">Worked with team to identify and present financial 2550 new aid awards per week to two million site users</text:span></text:p>
          </text:list-item>
          <text:list-item>
            <text:p text:style-name="P10"><text:span text:style-name="T18">Initiated and oversaw the development of department-wide evaluation criteria to ensure consistency and quality</text:span></text:p>
          </text:list-item>
          <text:list-item>
            <text:p text:style-name="P10"><text:span text:style-name="T19">Appointed as lead contact for customer service inquiries and communications with financial aid sponsors</text:span></text:p>
          </text:list-item>
        </text:list>
        <text:p text:style-name="P4"><text:span text:style-name="T9">VOLUNTEER PROJECTS</text:span></text:p>
        <text:p text:style-name="P11"><text:span text:style-name="T14">ProPublica</text:span><text:span text:style-name="T15"> - Data Based Reporting - New York, NY - February 2009</text:span><text:span text:style-name="T19"> - MongoDb user tracking database prototype</text:span></text:p>
        <text:p text:style-name="P11"><text:span text:style-name="T14">Community IT Innovators</text:span><text:span text:style-name="T15"> - Consulting Team - Washington, DC - February 2009</text:span><text:span text:style-name="T19"> - Client needs database design</text:span></text:p>
        <text:p text:style-name="P4"><text:span text:style-name="T10">SKILLS</text:span></text:p>
        <text:list xml:id="list42438852" text:style-name="L8">
          <text:list-item>
            <text:p text:style-name="P14"><text:span text:style-name="T18">Expert in Microsoft Windows, Mac OS X, Linux, Microsoft Office</text:span></text:p>
          </text:list-item>
          <text:list-item>
            <text:p text:style-name="P14"><text:span text:style-name="T18">Proficient with Perl, PHP, Python, R, SQL, HTML, CSS, JavaScript, MS Access, Adobe Creative Suite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tarSymbol" svg:font-family="Star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Thorndale" svg:font-family="Thorndale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G Mincho Light J" svg:font-family="'HG Mincho Light J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598in" fo:margin-right="0.0598in" fo:margin-top="0.0598in" fo:margin-bottom="0.0598in" fo:orphans="0" fo:widows="0" fo:hyphenation-ladder-count="no-limit" fo:text-indent="0in" style:auto-text-indent="false" style:writing-mode="lr-tb"/>
      <style:text-properties style:use-window-font-color="true" fo:font-size="12pt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in" fo:text-indent="0in" style:auto-text-indent="false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.0598in" fo:text-indent="0in" style:auto-text-indent="false">
        <style:tab-stops>
          <style:tab-stop style:position="0in"/>
        </style:tab-stops>
      </style:paragraph-properties>
      <style:text-properties style:font-name="Thornda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.0598in" fo:text-indent="0in" style:auto-text-indent="false">
        <style:tab-stops>
          <style:tab-stop style:position="0in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.0598in" fo:text-indent="0in" style:auto-text-indent="false">
        <style:tab-stops>
          <style:tab-stop style:position="0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.0598in" fo:text-indent="0in" style:auto-text-indent="false">
        <style:tab-stops>
          <style:tab-stop style:position="0in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.0598in" fo:text-indent="0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.0598in" fo:text-indent="0in" style:auto-text-indent="false">
        <style:tab-stops>
          <style:tab-stop style:position="0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envelope_20_return" style:display-name="envelope return" style:family="paragraph" style:parent-style-name="Standard" style:default-outline-level="">
      <style:paragraph-properties fo:margin-top="0in" fo:margin-bottom="0in"/>
      <style:text-properties fo:font-style="italic" style:font-style-asian="italic"/>
    </style:style>
    <style:style style:name="Table_20_Contents" style:display-name="Table Contents" style:family="paragraph" style:parent-style-name="Text_20_body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055in" style:type="center"/>
          <style:tab-stop style:position="6.7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055in" style:type="center"/>
          <style:tab-stop style:position="6.752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.0598in" fo:margin-bottom="0.1965in" fo:text-indent="0in" style:auto-text-indent="false" fo:padding="0.0972in" fo:border="0.0016in solid #c0c0c0"/>
    </style:style>
    <style:style style:name="Balloon_20_Text" style:display-name="Balloon Text" style:family="paragraph" style:parent-style-name="Standard" style:default-outline-level="">
      <style:paragraph-properties fo:margin-top="0in" fo:margin-bottom="0in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9pt" style:font-size-asian="9pt" style:font-name-complex="Wingdings" style:font-size-complex="9pt"/>
    </style:style>
    <style:style style:name="ListLabel_20_2" style:display-name="ListLabel 2" style:family="text">
      <style:text-properties style:font-name-complex="Arial"/>
    </style:style>
    <style:style style:name="ListLabel_20_3" style:display-name="ListLabel 3" style:family="text">
      <style:text-properties fo:font-size="11pt" style:font-size-asian="11pt" style:font-size-complex="11pt"/>
    </style:style>
    <style:style style:name="ListLabel_20_4" style:display-name="ListLabel 4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7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94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4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94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4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94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4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312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7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0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0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05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0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0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05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0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05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0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0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05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0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05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05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05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05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146in" fo:margin-bottom="0.1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aniel Fehrenbach</dc:title>
    <meta:initial-creator>Daniel</meta:initial-creator>
    <dc:creator>Daniel Fehrenbach</dc:creator>
    <meta:editing-cycles>16</meta:editing-cycles>
    <meta:print-date>2010-03-26T00:18:00</meta:print-date>
    <meta:creation-date>2011-09-21T02:35:00</meta:creation-date>
    <dc:date>2011-09-20T22:33:05.34</dc:date>
    <meta:editing-duration>PT52S</meta:editing-duration>
    <meta:generator>OpenOffice.org/3.3$Win32 OpenOffice.org_project/330m20$Build-9567</meta:generator>
    <meta:document-statistic meta:table-count="0" meta:image-count="0" meta:object-count="0" meta:page-count="1" meta:paragraph-count="45" meta:word-count="487" meta:character-count="3302"/>
    <meta:user-defined meta:name="AppVersion">14.0000</meta:user-defined>
    <meta:user-defined meta:name="Company">University of Michigan Librar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